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2.3264in"/>
    </style:style>
    <style:style style:name="co4" style:family="table-column">
      <style:table-column-properties fo:break-before="auto" style:column-width="1.7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 = can be taken</text:p>
          </table:table-cell>
          <table:table-cell table:number-columns-repeated="6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af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porch</text:p>
          </table:table-cell>
          <table:table-cell table:style-name="ce1" office:value-type="string" calcext:value-type="string">
            <text:p>(2) Kitchen</text:p>
            <text:p/>
            <text:p>Items:</text:p>
            <text:p>Breakfast</text:p>
            <text:p>Knife (T)</text:p>
            <text:p/>
            <text:p>Minigame:</text:p>
            <text:p>Breakfast tangram</text:p>
          </table:table-cell>
          <table:table-cell table:style-name="ce1" office:value-type="string" calcext:value-type="string">
            <text:p>(1) Bedroom</text:p>
            <text:p/>
            <text:p><text:span text:style-name="T1">Items: </text:span></text:p>
            <text:p><text:span text:style-name="T1">paperclip (T)</text:span></text:p>
            <text:p><text:span text:style-name="T1">Heart (T)</text:span></text:p>
            <text:p><text:span text:style-name="T1">RIP</text:span></text:p>
          </table:table-cell>
          <table:table-cell table:style-name="ce1" office:value-type="string" calcext:value-type="string">
            <text:p>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/00/0000</text:date>, <text:time style:data-style-name="N2" text:time-value="11:51:33.351534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8T12:44:36.468748905</meta:creation-date>
    <meta:generator>LibreOffice/6.4.7.2$Linux_X86_64 LibreOffice_project/40$Build-2</meta:generator>
    <dc:date>2023-03-21T11:52:11.043157109</dc:date>
    <meta:editing-duration>PT1H44M41S</meta:editing-duration>
    <meta:editing-cycles>8</meta:editing-cycles>
    <meta:document-statistic meta:table-count="1" meta:cell-count="6" meta:object-count="0"/>
  </office:meta>
</office:document-meta>
</file>